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9ba0ab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97aacd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officeooo:paragraph-rsid="01166255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0" style:family="paragraph" style:parent-style-name="Table_20_Contents">
      <style:text-properties fo:font-size="10pt" officeooo:paragraph-rsid="05096d5b" style:font-size-asian="10pt" style:font-size-complex="10pt"/>
    </style:style>
    <style:style style:name="P71" style:family="paragraph" style:parent-style-name="Table_20_Contents">
      <style:text-properties fo:font-size="10pt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paragraph-rsid="00211236" style:font-size-asian="10pt" style:font-size-complex="10pt"/>
    </style:style>
    <style:style style:name="P75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6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7" style:family="paragraph">
      <loext:graphic-properties draw:fill="non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2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3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1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1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9"><draw:custom-shape text:anchor-type="paragraph" draw:z-index="0" draw:name="Shape1" draw:style-name="gr3" draw:text-style-name="P7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draw:custom-shape text:anchor-type="paragraph" draw:z-index="1" draw:name="Shape2" draw:style-name="gr2" draw:text-style-name="P77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7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7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draw:custom-shape text:anchor-type="paragraph" draw:z-index="2" draw:name="Shape2_0" draw:style-name="gr1" draw:text-style-name="P77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5">လက်မှတ်</text:p>
            <text:p text:style-name="P66">အမည် <text:s text:c="2"/><text:span text:style-name="T18"><text:user-field-get text:name="py3o.o.company_id.hr_head_id.name">hr_head</text:user-field-get></text:span></text:p>
            <text:p text:style-name="P67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6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6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76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5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5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04898448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04898448">
          <table:table-cell table:style-name="Table6.A2" table:number-rows-spanned="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<text:soft-page-break/>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table:number-rows-spanned="2" office:value-type="string">
            <text:p text:style-name="P46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  <text:p text:style-name="P49"><text:soft-page-break/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4898448">
          <table:covered-table-cell/>
          <table:table-cell table:style-name="Table6.B1" office:value-type="string">
            <text:p text:style-name="Table_20_Contents"/>
          </table:table-cell>
          <table:covered-table-cell/>
        </table:table-row>
      </table:table>
      <text:p text:style-name="P62"/>
      <text:p text:style-name="P62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6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8"><text:span text:style-name="T3"/></text:p>
      <text:p text:style-name="P6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19:13.050000000</dc:date>
    <meta:editing-duration>P1DT14H48M45S</meta:editing-duration>
    <meta:editing-cycles>882</meta:editing-cycles>
    <meta:document-statistic meta:table-count="10" meta:image-count="0" meta:object-count="0" meta:page-count="4" meta:paragraph-count="139" meta:word-count="468" meta:character-count="2970" meta:non-whitespace-character-count="2608"/>
  </office:meta>
</office:document-meta>
</file>